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" svg:font-family="Cambria" style:font-family-generic="swiss"/>
    <style:font-face style:name="Liberation Sans" svg:font-family="'Liberation Sans'" style:font-family-generic="swiss"/>
    <style:font-face style:name="OpenSymbol" svg:font-family="Open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rebuchet MS1" svg:font-family="'Trebuchet MS'" style:font-family-generic="swiss"/>
    <style:font-face style:name="Ubuntu" svg:font-family="Ubuntu" style:font-family-generic="swiss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="Trebuchet MS" fo:font-size="9pt" fo:language="pt" fo:country="BR" style:font-size-asian="9pt" style:language-asian="zh" style:country-asian="CN" style:font-size-complex="9pt" style:language-complex="ar" style:country-complex="SA"/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Corpo_20_de_20_texto">
      <style:paragraph-properties fo:margin-top="0cm" fo:margin-bottom="0.212cm" loext:contextual-spacing="false"/>
      <style:text-properties style:font-name="Trebuchet MS" fo:font-size="10pt" style:font-size-asian="10pt" style:font-size-complex="10pt"/>
    </style:style>
    <style:style style:name="P7" style:family="paragraph" style:parent-style-name="Text_20_body">
      <style:text-properties fo:color="#000000" style:font-name="Trebuchet MS" fo:font-size="9pt" fo:language="pt" fo:country="BR" style:font-name-asian="Times New Roman1" style:font-size-asian="9pt" style:language-asian="zh" style:country-asian="CN" style:font-name-complex="Times New Roman1" style:font-size-complex="9pt" style:language-complex="ar" style:country-complex="SA"/>
    </style:style>
    <style:style style:name="P8" style:family="paragraph" style:parent-style-name="Text_20_body">
      <style:text-properties fo:color="#000000" style:font-name="Trebuchet MS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rebuchet MS" fo:font-size="9pt" style:font-size-asian="9pt" style:font-size-complex="9pt"/>
    </style:style>
    <style:style style:name="P11" style:family="paragraph" style:parent-style-name="Text_20_body">
      <style:paragraph-properties fo:margin-left="0cm" fo:margin-right="0cm" fo:text-indent="1.251cm" style:auto-text-indent="false"/>
      <style:text-properties fo:color="#000000" style:font-name="Trebuchet MS" fo:font-size="10pt" fo:language="pt" fo:country="BR" officeooo:rsid="00061623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P12" style:family="paragraph" style:parent-style-name="Text_20_body" style:list-style-name="WWNum2">
      <style:text-properties fo:color="#000000" style:font-name="Trebuchet MS" fo:font-size="10pt" fo:language="pt" fo:country="BR" officeooo:rsid="00061623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P13" style:family="paragraph" style:parent-style-name="Standard">
      <style:text-properties style:font-name="Trebuchet MS" fo:font-size="9pt" fo:language="pt" fo:country="BR" style:font-size-asian="9pt" style:language-asian="zh" style:country-asian="CN" style:font-size-complex="9pt" style:language-complex="ar" style:country-complex="SA"/>
    </style:style>
    <style:style style:name="P14" style:family="paragraph" style:parent-style-name="Título_20_1" style:list-style-name="WWNum1">
      <style:text-properties fo:language="pt" fo:country="BR" style:language-asian="zh" style:country-asian="CN"/>
    </style:style>
    <style:style style:name="P15" style:family="paragraph" style:parent-style-name="Título_20_1" style:list-style-name="WWNum1">
      <style:paragraph-properties fo:margin-left="1.27cm" fo:margin-right="0cm" fo:text-indent="-1.27cm" style:auto-text-indent="false"/>
      <style:text-properties style:font-name="Trebuchet MS" fo:language="pt" fo:country="BR" style:language-asian="zh" style:country-asian="CN"/>
    </style:style>
    <style:style style:name="P16" style:family="paragraph" style:parent-style-name="Título" style:master-page-name="Standard">
      <style:paragraph-properties fo:margin-top="0.423cm" fo:margin-bottom="0.106cm" loext:contextual-spacing="false" style:page-number="auto"/>
      <style:text-properties style:font-name="Trebuchet MS"/>
    </style:style>
    <style:style style:name="T1" style:family="text">
      <style:text-properties fo:language="pt" fo:country="BR" style:language-asian="zh" style:country-asian="CN"/>
    </style:style>
    <style:style style:name="T2" style:family="text">
      <style:text-properties fo:language="pt" fo:country="BR" style:language-asian="zh" style:country-asian="CN" style:language-complex="ar" style:country-complex="SA"/>
    </style:style>
    <style:style style:name="T3" style:family="text">
      <style:text-properties fo:language="pt" fo:country="BR" officeooo:rsid="00061623" style:language-asian="zh" style:country-asian="CN" style:language-complex="ar" style:country-complex="SA"/>
    </style:style>
    <style:style style:name="T4" style:family="text">
      <style:text-properties fo:language="pt" fo:country="BR" officeooo:rsid="00061623" style:language-asian="zh" style:country-asian="CN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061623" style:font-size-asian="10pt" style:font-weight-asian="normal" style:font-size-complex="10pt" style:font-weight-complex="normal"/>
    </style:style>
    <style:style style:name="T8" style:family="text">
      <style:text-properties fo:color="#000000" fo:language="pt" fo:country="BR" style:language-asian="zh" style:country-asian="CN"/>
    </style:style>
    <style:style style:name="T9" style:family="text">
      <style:text-properties fo:color="#000000" fo:language="pt" fo:country="BR" officeooo:rsid="00061623" style:language-asian="zh" style:country-asian="CN"/>
    </style:style>
    <style:style style:name="T10" style:family="text">
      <style:text-properties fo:color="#000000" fo:language="pt" fo:country="BR" fo:font-weight="normal" style:language-asian="zh" style:country-asian="CN" style:font-weight-asian="normal" style:font-weight-complex="normal"/>
    </style:style>
    <style:style style:name="T11" style:family="text">
      <style:text-properties officeooo:rsid="0006162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6162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800bf"/>
    </style:style>
    <style:style style:name="T16" style:family="text">
      <style:text-properties fo:color="#0066ff" fo:font-size="10pt" fo:language="pt" fo:country="BR" fo:font-weight="bold" style:font-size-asian="10pt" style:language-asian="zh" style:country-asian="CN" style:font-weight-asian="bold" style:font-size-complex="10pt" style:font-weight-complex="bold"/>
    </style:style>
    <style:style style:name="T17" style:family="text">
      <style:text-properties fo:color="#0066ff" fo:font-size="10pt" fo:language="pt" fo:country="BR" fo:font-weight="bold" officeooo:rsid="00061623" style:font-name-asian="Times New Roman1" style:font-size-asian="10pt" style:language-asian="zh" style:country-asian="CN" style:font-weight-asian="bold" style:font-name-complex="Times New Roman1" style:font-size-complex="10pt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Caso de Uso: CDU01-</text:span><text:span text:style-name="T4">Registrar Entrada do</text:span><text:span text:style-name="T1"> </text:span><text:span text:style-name="T4">Veículo</text:span></text:p>
      <text:list xml:id="list3021094029964057839" text:style-name="WWNum1">
        <text:list-item>
          <text:p text:style-name="P15">Descrição Resumida do Caso de Uso</text:p>
        </text:list-item>
      </text:list>
      <text:p text:style-name="P9"><text:span text:style-name="T8">O cliente </text:span><text:span text:style-name="T9">dirige o seu veículo até </text:span><text:span text:style-name="T8">a linha marcada “</text:span><text:span text:style-name="T9">d</text:span><text:span text:style-name="T8">eixe o seu carro”, </text:span><text:span text:style-name="T9">na entrada do estacionamento,</text:span><text:span text:style-name="T8"> e deixa a chave no contato. O funcionário </text:span><text:span text:style-name="T9">anota</text:span><text:span text:style-name="T8"> o número da placa no sistema, que registra automaticamente a data e a hora de início </text:span><text:span text:style-name="T9">do uso do estacionamento</text:span><text:span text:style-name="T8">. </text:span><text:span text:style-name="T9">Caso o veículo ainda não tenha cadastro no sistema, o funcionário deverá cadastrar o motorista e vincula-lo ao veículo. Por último, u</text:span><text:span text:style-name="T8">m recibo de entrada é gerado pelo sistema e o funcionário o entrega para o cliente,que vai embora.</text:span></text:p>
      <text:list xml:id="list230315555687475" text:continue-numbering="true" text:style-name="WWNum1">
        <text:list-item>
          <text:p text:style-name="P14"><text:bookmark text:name="__DdeLink__93_66237458"/>Descrição Resumida dos Atores</text:p>
        </text:list-item>
      </text:list>
      <text:p text:style-name="P8">Ator <text:span text:style-name="T11">primário</text:span>: Cliente</text:p>
      <text:p text:style-name="P8">Ator <text:span text:style-name="T11">secundário</text:span>: Funcionário</text:p>
      <text:list xml:id="list230314318568781" text:continue-numbering="true" text:style-name="WWNum1">
        <text:list-item>
          <text:p text:style-name="P15">Precondições</text:p>
        </text:list-item>
      </text:list>
      <text:p text:style-name="P8"><text:span text:style-name="T11">1. </text:span>O cliente para o seu carro devidamente na linha marcada “deixe o seu veículo aqui”.</text:p>
      <text:list xml:id="list230314021371496" text:continue-numbering="true" text:style-name="WWNum1">
        <text:list-item>
          <text:p text:style-name="P15">Fluxo Principal</text:p>
        </text:list-item>
      </text:list>
      <text:list xml:id="list6815873815699666536" text:style-name="WWNum2">
        <text:list-item>
          <text:p text:style-name="P12">O cliente entra com o seu carro no estacionamento.</text:p>
        </text:list-item>
        <text:list-item>
          <text:p text:style-name="P12">O cliente para o seu veículo na linha marcada “deixe o seu veículo aqui” e deixa a chave no contato.</text:p>
        </text:list-item>
        <text:list-item>
          <text:p text:style-name="P12">O cliente deixa a chave no veículo. <text:s/></text:p>
        </text:list-item>
        <text:list-item>
          <text:p text:style-name="P12">O funcionário insere o número da placa do veículo no sistema.</text:p>
        </text:list-item>
        <text:list-item>
          <text:p text:style-name="P12">O sistema registra a data e hora de início do estacionamento do veículo e então gera um recibo de entrada.</text:p>
        </text:list-item>
        <text:list-item>
          <text:p text:style-name="P12">O funcionário entrega esse recibo ao cliente que vai embora.</text:p>
        </text:list-item>
      </text:list>
      <text:list xml:id="list230314416764998" text:continue-list="list230314021371496" text:style-name="WWNum1">
        <text:list-item>
          <text:p text:style-name="P15">Fluxos Alternativos</text:p>
        </text:list-item>
      </text:list>
      <text:p text:style-name="P10"><text:span text:style-name="T10"><text:tab/></text:span><text:span text:style-name="T16">4a. </text:span><text:span text:style-name="T17">O veículo não está cadastrado.</text:span></text:p>
      <text:p text:style-name="P11"><text:tab/>4a1. O funcionário cadastra cliente (<text:span text:style-name="T14">CDU </text:span><text:span text:style-name="T15">10 - Manter</text:span><text:span text:style-name="T14"> Cliente</text:span>)</text:p>
      <text:p text:style-name="P11"><text:tab/>4a2. O caso de uso retorna ao passo 4.</text:p>
      <text:list xml:id="list230315113565254" text:continue-numbering="true" text:style-name="WWNum1">
        <text:list-item>
          <text:p text:style-name="P15">Pós-condições</text:p>
        </text:list-item>
      </text:list>
      <text:p text:style-name="P7"><text:span text:style-name="T13">1. </text:span><text:span text:style-name="T7">A e</text:span><text:span text:style-name="T6">ntrada do veículo cliente do foi <text:s/>registrado.</text:span></text:p>
      <text:p text:style-name="P8"><text:span text:style-name="T13">2. </text:span><text:span text:style-name="T12">O início do estacionamento do veículo foi <text:s/>registrado.</text:span></text:p>
      <text:p text:style-name="P8"><text:span text:style-name="T13">3. </text:span><text:span text:style-name="T12">O recibo de entrada o veículo foi gerado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mbria" svg:font-family="Cambria" style:font-family-generic="swiss"/>
    <style:font-face style:name="Liberation Sans" svg:font-family="'Liberation Sans'" style:font-family-generic="swiss"/>
    <style:font-face style:name="OpenSymbol" svg:font-family="OpenSymbo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rebuchet MS1" svg:font-family="'Trebuchet MS'" style:font-family-generic="swiss"/>
    <style:font-face style:name="Ubuntu" svg:font-family="Ubuntu" style:font-family-generic="swiss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US" style:letter-kerning="true" style:font-name-asian="ＭＳ 明朝" style:font-size-asian="10pt" style:language-asian="ja" style:country-asian="JP" style:font-name-complex="Tahoma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0pt" fo:language="en" fo:country="US" style:letter-kerning="true" style:font-name-asian="ＭＳ 明朝" style:font-size-asian="10pt" style:language-asian="ja" style:country-asian="JP" style:font-name-complex="Tahoma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swiss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line-height="100%" fo:text-align="justify" style:justify-single-word="false" fo:keep-together="always" fo:orphans="0" fo:widows="0" fo:text-indent="0cm" style:auto-text-indent="false"/>
      <style:text-properties fo:color="#000000" style:font-name="Trebuchet MS1" fo:font-family="'Trebuchet MS'" style:font-family-generic="swiss" fo:font-size="10.5pt" style:font-size-asian="10.5pt" style:font-size-complex="10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Padrão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swiss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ítulo_20_1" style:display-name="Título 1" style:family="paragraph" style:parent-style-name="Standard" style:default-outline-level="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Título_20_2" style:display-name="Título 2" style:family="paragraph" style:parent-style-name="Título_20_1" style:default-outline-level="2" style:list-style-name="">
      <style:paragraph-properties fo:margin-left="1.27cm" fo:margin-right="0cm" fo:text-indent="-1.27cm" style:auto-text-indent="false"/>
      <style:text-properties style:font-name="Trebuchet MS1" fo:font-family="'Trebuchet MS'" style:font-family-generic="swiss"/>
    </style:style>
    <style:style style:name="Título_20_3" style:display-name="Título 3" style:family="paragraph" style:parent-style-name="Título_20_1" style:default-outline-level="3" style:list-style-name="">
      <style:paragraph-properties fo:margin-top="0cm" fo:margin-bottom="0cm" loext:contextual-spacing="false"/>
      <style:text-properties fo:font-weight="normal" style:font-weight-asian="normal" style:font-style-complex="italic"/>
    </style:style>
    <style:style style:name="Título_20_4" style:display-name="Título 4" style:family="paragraph" style:parent-style-name="Standard" style:default-outline-level="4" style:list-style-name="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Título_20_5" style:display-name="Título 5" style:family="paragraph" style:parent-style-name="Standard" style:default-outline-level="5" style:list-style-name="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6" style:display-name="Título 6" style:family="paragraph" style:parent-style-name="Standard" style:default-outline-level="6" style:list-style-name="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Título_20_7" style:display-name="Título 7" style:family="paragraph" style:parent-style-name="Standard" style:default-outline-level="7" style:list-style-name="">
      <style:paragraph-properties fo:margin-top="0.423cm" fo:margin-bottom="0.106cm" loext:contextual-spacing="false"/>
    </style:style>
    <style:style style:name="Título_20_8" style:display-name="Título 8" style:family="paragraph" style:parent-style-name="Standard" style:default-outline-level="8" style:list-style-name="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Título_20_9" style:display-name="Título 9" style:family="paragraph" style:parent-style-name="Standard" style:default-outline-level="9" style:list-style-name="">
      <style:paragraph-properties fo:margin-top="0.423cm" fo:margin-bottom="0.106cm" loext:contextual-spacing="false"/>
      <style:text-properties style:font-name="Arial" fo:font-family="Arial" style:font-family-generic="swiss" fo:font-size="11pt" style:font-size-asian="11pt" style:font-name-complex="Arial1" style:font-family-complex="Arial" style:font-family-generic-complex="system" style:font-pitch-complex="variable" style:font-size-complex="11pt"/>
    </style:style>
    <style:style style:name="Título" style:family="paragraph" style:parent-style-name="Standard" style:default-outline-level="">
      <style:paragraph-properties fo:margin-top="0.423cm" fo:margin-bottom="0.106cm" loext:contextual-spacing="false" fo:text-align="center" style:justify-single-word="false" fo:keep-with-next="always"/>
      <style:text-properties style:font-name="Arial" fo:font-family="Arial" style:font-family-generic="swiss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orpo_20_de_20_texto" style:display-name="Corpo de texto" style:family="paragraph" style:parent-style-name="Padrão" style:default-outline-level="">
      <style:paragraph-properties fo:margin-top="0cm" fo:margin-bottom="0.212cm" loext:contextual-spacing="false"/>
    </style:style>
    <style:style style:name="Lista" style:family="paragraph" style:parent-style-name="Text_20_body" style:default-outline-level="">
      <style:text-properties style:font-name-complex="Lohit Hindi" style:font-family-complex="'Lohit Hindi'" style:font-family-generic-complex="system" style:font-pitch-complex="variable"/>
    </style:style>
    <style:style style:name="Legenda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Cabeçalho" style:family="paragraph" style:parent-style-name="Standard" style:default-outline-level="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odapé" style:family="paragraph" style:parent-style-name="Standard" style:default-outline-level="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Conteúdo_20_da_20_tabela" style:display-name="Conteúdo da tabela" style:family="paragraph" style:parent-style-name="Standard" style:default-outline-level="">
      <style:paragraph-properties text:number-lines="false" text:line-number="0"/>
    </style:style>
    <style:style style:name="Título_20_de_20_tabela" style:display-name="Título de tabela" style:family="paragraph" style:parent-style-name="Conteúdo_20_da_20_tabe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Número_20_de_20_página" style:display-name="Número de página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231cm" fo:margin-left="0.011cm" fo:margin-top="0cm" fo:margin-bottom="0cm" table:align="left" style:writing-mode="lr-tb"/>
    </style:style>
    <style:style style:name="Table1.A" style:family="table-column">
      <style:table-column-properties style:column-width="10.183cm"/>
    </style:style>
    <style:style style:name="Table1.B" style:family="table-column">
      <style:table-column-properties style:column-width="5.04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64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e2" style:family="table">
      <style:table-properties style:width="15.431cm" fo:margin-left="-0.208cm" fo:margin-top="0cm" fo:margin-bottom="0cm" table:align="left" style:writing-mode="lr-tb"/>
    </style:style>
    <style:style style:name="Table2.A" style:family="table-column">
      <style:table-column-properties style:column-width="5.576cm"/>
    </style:style>
    <style:style style:name="Table2.B" style:family="table-column">
      <style:table-column-properties style:column-width="5.577cm"/>
    </style:style>
    <style:style style:name="Table2.C" style:family="table-column">
      <style:table-column-properties style:column-width="4.27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text-properties style:font-name="Trebuchet MS" fo:font-size="9pt" fo:language="pt" fo:country="BR" style:font-size-asian="9pt" style:language-asian="zh" style:country-asian="CN" style:font-size-complex="9pt" style:language-complex="ar" style:country-complex="SA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="Trebuchet MS" fo:font-size="9pt" fo:language="pt" fo:country="BR" style:font-size-asian="9pt" style:language-asian="zh" style:country-asian="CN" style:font-size-complex="9pt" style:language-complex="ar" style:country-complex="SA"/>
    </style:style>
    <style:style style:name="MP3" style:family="paragraph" style:parent-style-name="Standard">
      <style:text-properties style:font-name="Trebuchet MS" fo:font-size="9pt" style:font-size-asian="9pt" style:font-size-complex="9pt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language="pt" fo:country="BR" style:language-asian="zh" style:country-asian="CN" style:language-complex="ar" style:country-complex="SA"/>
    </style:style>
    <style:style style:name="MT2" style:family="text">
      <style:text-properties fo:language="pt" fo:country="BR" officeooo:rsid="00061623" style:language-asian="zh" style:country-asian="CN" style:language-complex="ar" style:country-complex="SA"/>
    </style:style>
    <style:style style:name="MT3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Sistema de Gestão de Estacionamento</text:p>
            </table:table-cell>
            <table:table-cell table:style-name="Table1.B1" office:value-type="string">
              <text:p text:style-name="MP2"/>
            </table:table-cell>
          </table:table-row>
          <table:table-row table:style-name="Table1.1">
            <table:table-cell table:style-name="Table1.A1" office:value-type="string">
              <text:p text:style-name="MP3"><text:span text:style-name="MT1">Especificação do Caso de Uso: </text:span><text:span text:style-name="MT2">Registrar Entrada do Veículo</text:span></text:p>
            </table:table-cell>
            <table:table-cell table:style-name="Table1.B1" office:value-type="string">
              <text:p text:style-name="MP3"><text:span text:style-name="MT1">Data: 1</text:span><text:span text:style-name="MT2">8</text:span><text:span text:style-name="MT1"> de setembro de 2015.</text:span></text:p>
            </table:table-cell>
          </table:table-row>
        </table:table>
        <text:p text:style-name="Cabeçalho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  <table:table-cell table:style-name="Table2.A1" office:value-type="string">
              <text:p text:style-name="MP6"><text:span text:style-name="MT3">Page </text:span><text:span text:style-name="MT3"><text:page-number text:select-page="current">1</text:page-number></text:span><text:span text:style-name="Número_20_de_20_página"><text:span text:style-name="MT3"> of </text:span></text:span><text:span text:style-name="Número_20_de_20_página"><text:span text:style-name="MT3"><text:page-count>1</text:page-count></text:span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3T00:15:00</meta:creation-date>
    <meta:initial-creator>Luiz Alberto</meta:initial-creator>
    <dc:language>pt-BR</dc:language>
    <dc:date>2015-09-27T23:03:13.577132000</dc:date>
    <meta:editing-cycles>75</meta:editing-cycles>
    <meta:editing-duration>PT21M10S</meta:editing-duration>
    <meta:generator>LibreOffice/4.4.5.2$MacOSX_X86_64 LibreOffice_project/a22f674fd25a3b6f45bdebf25400ed2adff0ff99</meta:generator>
    <meta:document-statistic meta:table-count="2" meta:image-count="0" meta:object-count="0" meta:page-count="1" meta:paragraph-count="27" meta:word-count="296" meta:character-count="1649" meta:non-whitespace-character-count="1385"/>
    <meta:user-defined meta:name="AppVersion">14.0000</meta:user-defined>
    <meta:user-defined meta:name="Company">Affirmare T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